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5" style:family="table-cell" style:parent-style-name="Default" style:data-style-name="N0">
      <style:text-properties fo:color="#FF0000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19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20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4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color="#FF0000"/>
    </style:style>
    <style:style style:name="ce26" style:family="table-cell" style:parent-style-name="Default" style:data-style-name="N0">
      <style:table-cell-properties fo:background-color="transparent"/>
      <style:text-properties fo:color="#FF0000"/>
    </style:style>
    <style:style style:name="ce27" style:family="table-cell" style:parent-style-name="Default" style:data-style-name="N0">
      <style:table-cell-properties fo:border-top="none" fo:border-bottom="none" fo:border-left="none" fo:border-right="2pt solid #000000"/>
      <style:text-properties fo:color="#FF0000"/>
    </style:style>
    <style:style style:name="ce28" style:family="table-cell" style:parent-style-name="Default" style:data-style-name="N0">
      <style:table-cell-properties fo:border-top="none" fo:border-bottom="none" fo:border-left="2pt solid #000000" fo:border-right="none"/>
      <style:text-properties fo:color="#FF0000"/>
    </style:style>
    <style:style style:name="ce29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  <style:text-properties fo:color="#FF0000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order-top="2pt solid #000000" fo:border-bottom="none" fo:border-left="none" fo:border-right="none"/>
      <style:text-properties fo:color="#FF0000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fo:color="#FF0000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FF0000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8.281458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Aantal trajecten</text:p>
          </table:table-cell>
          <table:table-cell office:value-type="string" table:style-name="ce3">
            <text:p>Beginstations</text:p>
          </table:table-cell>
          <table:table-cell office:value-type="string" table:style-name="ce3">
            <text:p>Doelfunctiewaarde</text:p>
          </table:table-cell>
          <table:table-cell office:value-type="string" table:style-name="ce4">
            <text:p>Missende kritieke connecties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eiden Centraal - Schiphol Airport</text:p>
          </table:table-cell>
          <table:table-cell office:value-type="float" office:value="1468.7" table:style-name="ce6">
            <text:p>1468,7</text:p>
          </table:table-cell>
          <table:table-cell office:value-type="float" office:value="17" table:style-name="ce7">
            <text:p>17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Amsterdam Zuid - Schiphol Airport</text:p>
          </table:table-cell>
          <table:table-cell office:value-type="float" office:value="1469.1" table:style-name="ce1">
            <text:p>1469,1</text:p>
          </table:table-cell>
          <table:table-cell office:value-type="float" office:value="17" table:style-name="ce9">
            <text:p>17</text:p>
          </table:table-cell>
          <table:table-cell table:style-name="ce1"/>
          <table:table-cell office:value-type="string" table:style-name="ce10">
            <text:p>Optimale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Delft - Den Haag Centraal</text:p>
          </table:table-cell>
          <table:table-cell office:value-type="float" office:value="1968.2" table:style-name="ce1">
            <text:p>1968,2</text:p>
          </table:table-cell>
          <table:table-cell office:value-type="float" office:value="16" table:style-name="ce9">
            <text:p>16</text:p>
          </table:table-cell>
          <table:table-cell table:style-name="ce1"/>
          <table:table-cell office:value-type="string" table:style-name="ce11">
            <text:p>4 treinen</text:p>
          </table:table-cell>
          <table:table-cell table:number-columns-repeated="3" table:style-name="ce11"/>
          <table:table-cell table:number-columns-repeated="1637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Den Haag Centraal - Leiden Centraal</text:p>
          </table:table-cell>
          <table:table-cell office:value-type="float" office:value="1968.2" table:style-name="ce1">
            <text:p>1968,2</text:p>
          </table:table-cell>
          <table:table-cell office:value-type="float" office:value="16" table:style-name="ce9">
            <text:p>16</text:p>
          </table:table-cell>
          <table:table-cell table:style-name="ce1"/>
          <table:table-cell office:value-type="string" table:style-name="ce11">
            <text:p>Beginstations: Gouda - Alphen a/d Rijn</text:p>
          </table:table-cell>
          <table:table-cell table:number-columns-repeated="3" table:style-name="ce11"/>
          <table:table-cell table:number-columns-repeated="1637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Amsterdam Zuid - Amsterdam Sloterijk</text:p>
          </table:table-cell>
          <table:table-cell office:value-type="float" office:value="1968.3" table:style-name="ce1">
            <text:p>1968,3</text:p>
          </table:table-cell>
          <table:table-cell office:value-type="float" office:value="16" table:style-name="ce9">
            <text:p>16</text:p>
          </table:table-cell>
          <table:table-cell table:style-name="ce1"/>
          <table:table-cell office:value-type="string" table:style-name="ce11">
            <text:p>Doelfunctiewaarde: 9886,3</text:p>
          </table:table-cell>
          <table:table-cell table:number-columns-repeated="3" table:style-name="ce11"/>
          <table:table-cell table:number-columns-repeated="1637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Dordrecht - Rotterdam Centraal</text:p>
          </table:table-cell>
          <table:table-cell office:value-type="float" office:value="2468.3000000000002" table:style-name="ce1">
            <text:p>2468,3</text:p>
          </table:table-cell>
          <table:table-cell office:value-type="float" office:value="15" table:style-name="ce9">
            <text:p>15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Amsterdam Sloterdijk - Haarlem</text:p>
          </table:table-cell>
          <table:table-cell office:value-type="float" office:value="2968.1" table:style-name="ce1">
            <text:p>2968,1</text:p>
          </table:table-cell>
          <table:table-cell office:value-type="float" office:value="14" table:style-name="ce9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Heemstede-Aerdenhout - Haarlem</text:p>
          </table:table-cell>
          <table:table-cell office:value-type="float" office:value="2968.1" table:style-name="ce1">
            <text:p>2968,1</text:p>
          </table:table-cell>
          <table:table-cell office:value-type="float" office:value="14" table:style-name="ce9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Gouda - Alphen a/d Rijn</text:p>
          </table:table-cell>
          <table:table-cell office:value-type="float" office:value="3468.1" table:style-name="ce1">
            <text:p>3468,1</text:p>
          </table:table-cell>
          <table:table-cell office:value-type="float" office:value="13" table:style-name="ce9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Leiden Centraal - Alphen a/d Rijn</text:p>
          </table:table-cell>
          <table:table-cell office:value-type="float" office:value="3468.8" table:style-name="ce1">
            <text:p>3468,8</text:p>
          </table:table-cell>
          <table:table-cell office:value-type="float" office:value="13" table:style-name="ce9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Schiedam Centrum - Delft</text:p>
          </table:table-cell>
          <table:table-cell office:value-type="float" office:value="3468.8" table:style-name="ce1">
            <text:p>3468,8</text:p>
          </table:table-cell>
          <table:table-cell office:value-type="float" office:value="13" table:style-name="ce9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Amsterdam Amstel - Amsterdam Zuid</text:p>
          </table:table-cell>
          <table:table-cell office:value-type="float" office:value="3968.2" table:style-name="ce1">
            <text:p>3968,2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30">
            <text:p>Alkmaar - Hoorn</text:p>
          </table:table-cell>
          <table:table-cell office:value-type="float" office:value="3968.4" table:style-name="ce30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Amsterdam Amstel - Amsterdam Centraal</text:p>
          </table:table-cell>
          <table:table-cell office:value-type="float" office:value="3968.4" table:style-name="ce1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Amsterdam Centraal - Amsterdam Sloterdijk</text:p>
          </table:table-cell>
          <table:table-cell office:value-type="float" office:value="3968.4" table:style-name="ce1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Amsterdam Sloterdijk - Zaandam</text:p>
          </table:table-cell>
          <table:table-cell office:value-type="float" office:value="3968.4" table:style-name="ce1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Castricum- Alkmaar</text:p>
          </table:table-cell>
          <table:table-cell office:value-type="float" office:value="3968.4" table:style-name="ce1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Den Haag Centraal - Gouda</text:p>
          </table:table-cell>
          <table:table-cell office:value-type="float" office:value="3968.4" table:style-name="ce1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Rotterdam Alexander - Gouda</text:p>
          </table:table-cell>
          <table:table-cell office:value-type="float" office:value="3968.4" table:style-name="ce1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Rotterdam Centraal - Schiedam Centrum</text:p>
          </table:table-cell>
          <table:table-cell office:value-type="float" office:value="3968.4" table:style-name="ce1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Rotterdam Centraal - Rotterdam Alexander</text:p>
          </table:table-cell>
          <table:table-cell office:value-type="float" office:value="3968.4" table:style-name="ce1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Zaandam - Castricum</text:p>
          </table:table-cell>
          <table:table-cell office:value-type="float" office:value="3968.4" table:style-name="ce1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30">
            <text:p>Zaandam - Hoorn</text:p>
          </table:table-cell>
          <table:table-cell office:value-type="float" office:value="3968.4" table:style-name="ce30">
            <text:p>3968,4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Alkmaar - Den Helder</text:p>
          </table:table-cell>
          <table:table-cell office:value-type="float" office:value="3968.6" table:style-name="ce1">
            <text:p>3968,6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Beverwijk - Castricum</text:p>
          </table:table-cell>
          <table:table-cell office:value-type="float" office:value="3968.6" table:style-name="ce1">
            <text:p>3968,6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Haarlem - Beverwijk</text:p>
          </table:table-cell>
          <table:table-cell office:value-type="float" office:value="3968.9" table:style-name="ce1">
            <text:p>3968,9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Zaandam - Beverwijk</text:p>
          </table:table-cell>
          <table:table-cell office:value-type="float" office:value="3968.9" table:style-name="ce1">
            <text:p>3968,9</text:p>
          </table:table-cell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13">
            <text:p>Leiden Centraal - Heemstede-Aerdenhout</text:p>
          </table:table-cell>
          <table:table-cell office:value-type="float" office:value="3969" table:style-name="ce13">
            <text:p>3969</text:p>
          </table:table-cell>
          <table:table-cell office:value-type="float" office:value="12" table:style-name="ce14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Leiden Centraal - Schiphol Airport</text:p>
          </table:table-cell>
          <table:table-cell office:value-type="float" office:value="4937.1000000000004" table:style-name="ce6">
            <text:p>4937,1</text:p>
          </table:table-cell>
          <table:table-cell office:value-type="float" office:value="10" table:style-name="ce7">
            <text:p>10</text:p>
          </table:table-cell>
          <table:table-cell table:style-name="ce1"/>
          <table:table-cell table:style-name="ce15"/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Delft - Den Haag Centraal</text:p>
          </table:table-cell>
          <table:table-cell office:value-type="float" office:value="4937.8" table:style-name="ce1">
            <text:p>4937,8</text:p>
          </table:table-cell>
          <table:table-cell office:value-type="float" office:value="10" table:style-name="ce9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Den Haag Centraal - Leiden Centraal</text:p>
          </table:table-cell>
          <table:table-cell office:value-type="float" office:value="4937.8" table:style-name="ce1">
            <text:p>4937,8</text:p>
          </table:table-cell>
          <table:table-cell office:value-type="float" office:value="10" table:style-name="ce9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Amsterdam Zuid - Schiphol Airport</text:p>
          </table:table-cell>
          <table:table-cell office:value-type="float" office:value="5437.6" table:style-name="ce1">
            <text:p>5437,6</text:p>
          </table:table-cell>
          <table:table-cell office:value-type="float" office:value="9" table:style-name="ce9">
            <text:p>9</text:p>
          </table:table-cell>
          <table:table-cell table:style-name="ce1"/>
          <table:table-cell table:style-name="ce15"/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Amsterdam Zuid - Amsterdam Sloterijk</text:p>
          </table:table-cell>
          <table:table-cell office:value-type="float" office:value="5439" table:style-name="ce1">
            <text:p>5439</text:p>
          </table:table-cell>
          <table:table-cell office:value-type="float" office:value="9" table:style-name="ce9">
            <text:p>9</text:p>
          </table:table-cell>
          <table:table-cell table:style-name="ce1"/>
          <table:table-cell table:style-name="ce15"/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Amsterdam Sloterdijk - Haarlem</text:p>
          </table:table-cell>
          <table:table-cell office:value-type="float" office:value="5937.1" table:style-name="ce1">
            <text:p>5937,1</text:p>
          </table:table-cell>
          <table:table-cell office:value-type="float" office:value="8" table:style-name="ce9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Heemstede-Aerdenhout - Haarlem</text:p>
          </table:table-cell>
          <table:table-cell office:value-type="float" office:value="5937.1" table:style-name="ce1">
            <text:p>5937,1</text:p>
          </table:table-cell>
          <table:table-cell office:value-type="float" office:value="8" table:style-name="ce9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Dordrecht - Rotterdam Centraal</text:p>
          </table:table-cell>
          <table:table-cell office:value-type="float" office:value="5937.3" table:style-name="ce1">
            <text:p>5937,3</text:p>
          </table:table-cell>
          <table:table-cell office:value-type="float" office:value="8" table:style-name="ce9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Gouda - Alphen a/d Rijn</text:p>
          </table:table-cell>
          <table:table-cell office:value-type="float" office:value="6937.8" table:style-name="ce1">
            <text:p>6937,8</text:p>
          </table:table-cell>
          <table:table-cell office:value-type="float" office:value="6" table:style-name="ce9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Leiden Centraal - Heemstede-Aerdenhout</text:p>
          </table:table-cell>
          <table:table-cell office:value-type="float" office:value="6939" table:style-name="ce1">
            <text:p>6939</text:p>
          </table:table-cell>
          <table:table-cell office:value-type="float" office:value="6" table:style-name="ce9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Amsterdam Amstel - Amsterdam Zuid</text:p>
          </table:table-cell>
          <table:table-cell office:value-type="float" office:value="7436.7" table:style-name="ce1">
            <text:p>7436,7</text:p>
          </table:table-cell>
          <table:table-cell office:value-type="float" office:value="5" table:style-name="ce9">
            <text:p>5</text:p>
          </table:table-cell>
          <table:table-cell table:style-name="ce1"/>
          <table:table-cell table:style-name="ce15"/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Alkmaar - Den Helder</text:p>
          </table:table-cell>
          <table:table-cell office:value-type="float" office:value="7437.1" table:style-name="ce16">
            <text:p>7437,1</text:p>
          </table:table-cell>
          <table:table-cell office:value-type="float" office:value="5" table:style-name="ce9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Leiden Centraal - Alphen a/d Rijn</text:p>
          </table:table-cell>
          <table:table-cell office:value-type="float" office:value="7437.2" table:style-name="ce1">
            <text:p>7437,2</text:p>
          </table:table-cell>
          <table:table-cell office:value-type="float" office:value="2" table:style-name="ce9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Haarlem - Beverwijk</text:p>
          </table:table-cell>
          <table:table-cell office:value-type="float" office:value="7437.4" table:style-name="ce1">
            <text:p>7437,4</text:p>
          </table:table-cell>
          <table:table-cell office:value-type="float" office:value="5" table:style-name="ce9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Zaandam - Beverwijk</text:p>
          </table:table-cell>
          <table:table-cell office:value-type="float" office:value="7437.4" table:style-name="ce1">
            <text:p>7437,4</text:p>
          </table:table-cell>
          <table:table-cell office:value-type="float" office:value="5" table:style-name="ce9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Beverwijk - Castricum</text:p>
          </table:table-cell>
          <table:table-cell office:value-type="float" office:value="7438.3" table:style-name="ce1">
            <text:p>7438,3</text:p>
          </table:table-cell>
          <table:table-cell office:value-type="float" office:value="5" table:style-name="ce9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30">
            <text:p>Alkmaar - Hoorn</text:p>
          </table:table-cell>
          <table:table-cell office:value-type="float" office:value="7936.4" table:style-name="ce30">
            <text:p>7936,4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Amsterdam Amstel - Amsterdam Centraal</text:p>
          </table:table-cell>
          <table:table-cell office:value-type="float" office:value="7936.4" table:style-name="ce1">
            <text:p>7936,4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Amsterdam Sloterdijk - Zaandam</text:p>
          </table:table-cell>
          <table:table-cell office:value-type="float" office:value="7936.4" table:style-name="ce1">
            <text:p>7936,4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Castricum- Alkmaar</text:p>
          </table:table-cell>
          <table:table-cell office:value-type="float" office:value="7936.4" table:style-name="ce1">
            <text:p>7936,4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Den Haag Centraal - Gouda</text:p>
          </table:table-cell>
          <table:table-cell office:value-type="float" office:value="7936.4" table:style-name="ce1">
            <text:p>7936,4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Rotterdam Alexander - Gouda</text:p>
          </table:table-cell>
          <table:table-cell office:value-type="float" office:value="7936.4" table:style-name="ce1">
            <text:p>7936,4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Rotterdam Centraal - Schiedam Centrum</text:p>
          </table:table-cell>
          <table:table-cell office:value-type="float" office:value="7936.4" table:style-name="ce1">
            <text:p>7936,4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Rotterdam Centraal - Rotterdam Alexander</text:p>
          </table:table-cell>
          <table:table-cell office:value-type="float" office:value="7936.4" table:style-name="ce1">
            <text:p>7936,4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Schiedam Centrum - Delft</text:p>
          </table:table-cell>
          <table:table-cell office:value-type="float" office:value="7936.4" table:style-name="ce1">
            <text:p>7936,4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Zaandam - Castricum</text:p>
          </table:table-cell>
          <table:table-cell office:value-type="float" office:value="7936.4" table:style-name="ce1">
            <text:p>7936,4</text:p>
          </table:table-cell>
          <table:table-cell office:value-type="float" office:value="4" table:style-name="ce9">
            <text:p>4</text:p>
          </table:table-cell>
          <table:table-cell table:style-name="ce1"/>
          <table:table-cell table:style-name="ce15"/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30">
            <text:p>Zaandam - Hoorn</text:p>
          </table:table-cell>
          <table:table-cell office:value-type="float" office:value="7936.4" table:style-name="ce30">
            <text:p>7936,4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string" table:style-name="ce13">
            <text:p>Amsterdam Centraal - Amsterdam Sloterdijk</text:p>
          </table:table-cell>
          <table:table-cell office:value-type="float" office:value="7937.4" table:style-name="ce13">
            <text:p>7937,4</text:p>
          </table:table-cell>
          <table:table-cell office:value-type="float" office:value="4" table:style-name="ce14">
            <text:p>4</text:p>
          </table:table-cell>
          <table:table-cell table:style-name="ce1"/>
          <table:table-cell table:style-name="ce15"/>
          <table:table-cell table:number-columns-repeated="16378"/>
        </table:table-row>
        <table:table-row table:style-name="ro1">
          <table:table-cell office:value-type="float" office:value="3" table:style-name="ce17">
            <text:p>3</text:p>
          </table:table-cell>
          <table:table-cell office:value-type="string" table:style-name="ce6">
            <text:p>Delft - Den Haag Centraal</text:p>
          </table:table-cell>
          <table:table-cell office:value-type="float" office:value="8406.1" table:style-name="ce18">
            <text:p>8406,1</text:p>
          </table:table-cell>
          <table:table-cell office:value-type="float" office:value="3" table:style-name="ce19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Den Haag Centraal - Leiden Centraal</text:p>
          </table:table-cell>
          <table:table-cell office:value-type="float" office:value="8406.1" table:style-name="ce16">
            <text:p>8406,1</text:p>
          </table:table-cell>
          <table:table-cell office:value-type="float" office:value="3" table:style-name="ce2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Amsterdam Zuid - Schiphol Airport</text:p>
          </table:table-cell>
          <table:table-cell office:value-type="float" office:value="8407.9" table:style-name="ce16">
            <text:p>8407,9</text:p>
          </table:table-cell>
          <table:table-cell office:value-type="float" office:value="3" table:style-name="ce2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Dordrecht - Rotterdam Centraal</text:p>
          </table:table-cell>
          <table:table-cell office:value-type="float" office:value="8408" table:style-name="ce16">
            <text:p>8408</text:p>
          </table:table-cell>
          <table:table-cell office:value-type="float" office:value="3" table:style-name="ce2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Alkmaar - Den Helder</text:p>
          </table:table-cell>
          <table:table-cell office:value-type="float" office:value="8905.2999999999993" table:style-name="ce16">
            <text:p>8905,3</text:p>
          </table:table-cell>
          <table:table-cell office:value-type="float" office:value="2" table:style-name="ce2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Amsterdam Zuid - Amsterdam Sloterijk</text:p>
          </table:table-cell>
          <table:table-cell office:value-type="float" office:value="8905.9" table:style-name="ce16">
            <text:p>8905,9</text:p>
          </table:table-cell>
          <table:table-cell office:value-type="float" office:value="2" table:style-name="ce2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Gouda - Alphen a/d Rijn</text:p>
          </table:table-cell>
          <table:table-cell office:value-type="float" office:value="8908.1" table:style-name="ce16">
            <text:p>8908,1</text:p>
          </table:table-cell>
          <table:table-cell office:value-type="float" office:value="2" table:style-name="ce2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Amsterdam Amstel - Amsterdam Zuid</text:p>
          </table:table-cell>
          <table:table-cell office:value-type="float" office:value="8908.2000000000007" table:style-name="ce16">
            <text:p>8908,2</text:p>
          </table:table-cell>
          <table:table-cell office:value-type="float" office:value="2" table:style-name="ce2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Haarlem - Beverwijk</text:p>
          </table:table-cell>
          <table:table-cell office:value-type="float" office:value="8913" table:style-name="ce16">
            <text:p>8913</text:p>
          </table:table-cell>
          <table:table-cell office:value-type="float" office:value="2" table:style-name="ce2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Zaandam - Beverwijk</text:p>
          </table:table-cell>
          <table:table-cell office:value-type="float" office:value="8913" table:style-name="ce16">
            <text:p>8913</text:p>
          </table:table-cell>
          <table:table-cell office:value-type="float" office:value="2" table:style-name="ce2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Leiden Centraal - Heemstede-Aerdenhout</text:p>
          </table:table-cell>
          <table:table-cell office:value-type="float" office:value="9373.6" table:style-name="ce16">
            <text:p>9373,6</text:p>
          </table:table-cell>
          <table:table-cell office:value-type="float" office:value="1" table:style-name="ce9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Alkmaar - Den Helder</text:p>
          </table:table-cell>
          <table:table-cell office:value-type="float" office:value="9384" table:style-name="ce16">
            <text:p>9384</text:p>
          </table:table-cell>
          <table:table-cell office:value-type="float" office:value="1" table:style-name="ce9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Leiden Centraal - Heemstede-Aerdenhout</text:p>
          </table:table-cell>
          <table:table-cell office:value-type="float" office:value="9391.7999999999993" table:style-name="ce16">
            <text:p>9391,8</text:p>
          </table:table-cell>
          <table:table-cell office:value-type="float" office:value="1" table:style-name="ce9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Amsterdam Sloterdijk - Haarlem</text:p>
          </table:table-cell>
          <table:table-cell office:value-type="float" office:value="9405.9" table:style-name="ce16">
            <text:p>9405,9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Heemstede-Aerdenhout - Haarlem</text:p>
          </table:table-cell>
          <table:table-cell office:value-type="float" office:value="9405.9" table:style-name="ce16">
            <text:p>9405,9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30">
            <text:p>Alkmaar - Hoorn</text:p>
          </table:table-cell>
          <table:table-cell office:value-type="float" office:value="9406.7000000000007" table:style-name="ce32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Amsterdam Amstel - Amsterdam Centraal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Amsterdam Centraal - Amsterdam Sloterdijk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Amsterdam Sloterdijk - Zaandam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Castricum- Alkmaar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Den Haag Centraal - Gouda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Leiden Centraal - Schiphol Airport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Rotterdam Alexander - Gouda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Rotterdam Centraal - Schiedam Centrum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Rotterdam Centraal - Rotterdam Alexander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Schiedam Centrum - Delft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Zaandam - Castricum</text:p>
          </table:table-cell>
          <table:table-cell office:value-type="float" office:value="9406.7000000000007" table:style-name="ce16">
            <text:p>9406,7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2">
            <text:p>3</text:p>
          </table:table-cell>
          <table:table-cell office:value-type="string" table:style-name="ce13">
            <text:p>Zaandam - Hoorn</text:p>
          </table:table-cell>
          <table:table-cell office:value-type="float" office:value="9406.7000000000007" table:style-name="ce23">
            <text:p>9406,7</text:p>
          </table:table-cell>
          <table:table-cell office:value-type="float" office:value="1" table:style-name="ce24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7">
            <text:p>3</text:p>
          </table:table-cell>
          <table:table-cell office:value-type="string" table:style-name="ce6">
            <text:p>Leiden Centraal - Alphen a/d Rijn</text:p>
          </table:table-cell>
          <table:table-cell office:value-type="float" office:value="9407" table:style-name="ce18">
            <text:p>9407</text:p>
          </table:table-cell>
          <table:table-cell office:value-type="float" office:value="1" table:style-name="ce19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Leiden Centraal - Heemstede-Aerdenhout</text:p>
          </table:table-cell>
          <table:table-cell office:value-type="float" office:value="9411.2999999999993" table:style-name="ce16">
            <text:p>9411,3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string" table:style-name="ce1">
            <text:p>Beverwijk - Castricum</text:p>
          </table:table-cell>
          <table:table-cell office:value-type="float" office:value="9806.7999999999993" table:style-name="ce16">
            <text:p>9806,8</text:p>
          </table:table-cell>
          <table:table-cell office:value-type="float" office:value="2" table:style-name="ce21">
            <text:p>2</text:p>
          </table:table-cell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Amsterdam Zuid - Schiphol Airport</text:p>
          </table:table-cell>
          <table:table-cell office:value-type="float" office:value="9827.1" table:style-name="ce16">
            <text:p>9827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Amsterdam Zuid - Amsterdam Sloterijk</text:p>
          </table:table-cell>
          <table:table-cell office:value-type="float" office:value="9827.5" table:style-name="ce16">
            <text:p>9827,5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Leiden Centraal - Schiphol Airport</text:p>
          </table:table-cell>
          <table:table-cell office:value-type="float" office:value="9827.6" table:style-name="ce16">
            <text:p>9827,6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Amsterdam Amstel - Amsterdam Zuid</text:p>
          </table:table-cell>
          <table:table-cell office:value-type="float" office:value="9828.2000000000007" table:style-name="ce16">
            <text:p>9828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Haarlem - Beverwijk</text:p>
          </table:table-cell>
          <table:table-cell office:value-type="float" office:value="9828.6" table:style-name="ce16">
            <text:p>9828,6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Zaandam - Beverwijk</text:p>
          </table:table-cell>
          <table:table-cell office:value-type="float" office:value="9828.6" table:style-name="ce16">
            <text:p>9828,6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30">
            <text:p>Alkmaar - Hoorn</text:p>
          </table:table-cell>
          <table:table-cell office:value-type="float" office:value="9829.1" table:style-name="ce32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Amsterdam Amstel - Amsterdam Centraal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Amsterdam Centraal - Amsterdam Sloterdijk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Amsterdam Sloterdijk - Zaandam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Beverwijk - Castricum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Castricum- Alkmaar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Delft - Den Haag Centraal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Den Haag Centraal - Gouda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Den Haag Centraal - Leiden Centraal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Dordrecht - Rotterdam Centraal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Gouda - Alphen a/d Rijn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Rotterdam Alexander - Gouda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Rotterdam Centraal - Schiedam Centrum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Rotterdam Centraal - Rotterdam Alexander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Zaandam - Castricum</text:p>
          </table:table-cell>
          <table:table-cell office:value-type="float" office:value="9829.1" table:style-name="ce16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30">
            <text:p>Zaandam - Hoorn</text:p>
          </table:table-cell>
          <table:table-cell office:value-type="float" office:value="9829.1" table:style-name="ce32">
            <text:p>9829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Leiden Centraal - Alphen a/d Rijn</text:p>
          </table:table-cell>
          <table:table-cell office:value-type="float" office:value="9829.9" table:style-name="ce16">
            <text:p>9829,9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">
            <text:p>Schiedam Centrum - Delft</text:p>
          </table:table-cell>
          <table:table-cell office:value-type="float" office:value="9830.6" table:style-name="ce16">
            <text:p>9830,6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7" table:style-name="ce22">
            <text:p>7</text:p>
          </table:table-cell>
          <table:table-cell office:value-type="string" table:style-name="ce13">
            <text:p>Alkmaar - Den Helder</text:p>
          </table:table-cell>
          <table:table-cell office:value-type="float" office:value="9831.2999999999993" table:style-name="ce23">
            <text:p>9831,3</text:p>
          </table:table-cell>
          <table:table-cell table:style-name="ce14"/>
          <table:table-cell table:number-columns-repeated="16380"/>
        </table:table-row>
        <table:table-row table:style-name="ro1">
          <table:table-cell office:value-type="float" office:value="7" table:style-name="ce29">
            <text:p>7</text:p>
          </table:table-cell>
          <table:table-cell office:value-type="string" table:style-name="ce31">
            <text:p>Amsterdam Sloterdijk - Haarlem</text:p>
          </table:table-cell>
          <table:table-cell office:value-type="float" office:value="9831.2999999999993" table:style-name="ce33">
            <text:p>9831,3</text:p>
          </table:table-cell>
          <table:table-cell table:style-name="ce34"/>
          <table:table-cell table:number-columns-repeated="16380"/>
        </table:table-row>
        <table:table-row table:style-name="ro1">
          <table:table-cell office:value-type="float" office:value="7" table:style-name="ce25">
            <text:p>7</text:p>
          </table:table-cell>
          <table:table-cell office:value-type="string" table:style-name="ce15">
            <text:p>Heemstede-Aerdenhout - Haarlem</text:p>
          </table:table-cell>
          <table:table-cell office:value-type="float" office:value="9831.2999999999993" table:style-name="ce26">
            <text:p>9831,3</text:p>
          </table:table-cell>
          <table:table-cell table:style-name="ce27"/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Leiden Centraal - Schiphol Airport</text:p>
          </table:table-cell>
          <table:table-cell office:value-type="float" office:value="9845.7999999999993" table:style-name="ce16">
            <text:p>9845,8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Amsterdam Zuid - Amsterdam Sloterijk</text:p>
          </table:table-cell>
          <table:table-cell office:value-type="float" office:value="9846.1" table:style-name="ce16">
            <text:p>984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Amsterdam Zuid - Schiphol Airport</text:p>
          </table:table-cell>
          <table:table-cell office:value-type="float" office:value="9846.6" table:style-name="ce16">
            <text:p>9846,6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Amsterdam Amstel - Amsterdam Zuid</text:p>
          </table:table-cell>
          <table:table-cell office:value-type="float" office:value="9846.7999999999993" table:style-name="ce16">
            <text:p>9846,8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Amsterdam Sloterdijk - Haarlem</text:p>
          </table:table-cell>
          <table:table-cell office:value-type="float" office:value="9847.2000000000007" table:style-name="ce16">
            <text:p>984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Haarlem - Beverwijk</text:p>
          </table:table-cell>
          <table:table-cell office:value-type="float" office:value="9847.2000000000007" table:style-name="ce16">
            <text:p>984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Heemstede-Aerdenhout - Haarlem</text:p>
          </table:table-cell>
          <table:table-cell office:value-type="float" office:value="9847.2000000000007" table:style-name="ce16">
            <text:p>984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Zaandam - Beverwijk</text:p>
          </table:table-cell>
          <table:table-cell office:value-type="float" office:value="9847.2000000000007" table:style-name="ce16">
            <text:p>984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30">
            <text:p>Alkmaar - Hoorn</text:p>
          </table:table-cell>
          <table:table-cell office:value-type="float" office:value="9847.7000000000007" table:style-name="ce32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Amsterdam Amstel - Amsterdam Centraal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Amsterdam Centraal - Amsterdam Sloterdijk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Amsterdam Sloterdijk - Zaandam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Beverwijk - Castricum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Castricum- Alkmaar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Delft - Den Haag Centraal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Den Haag Centraal - Gouda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Den Haag Centraal - Leiden Centraal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Dordrecht - Rotterdam Centraal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Leiden Centraal - Alphen a/d Rijn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Rotterdam Alexander - Gouda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Rotterdam Centraal - Schiedam Centrum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Rotterdam Centraal - Rotterdam Alexander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Zaandam - Castricum</text:p>
          </table:table-cell>
          <table:table-cell office:value-type="float" office:value="9847.7000000000007" table:style-name="ce16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30">
            <text:p>Zaandam - Hoorn</text:p>
          </table:table-cell>
          <table:table-cell office:value-type="float" office:value="9847.7000000000007" table:style-name="ce32">
            <text:p>9847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">
            <text:p>Gouda - Alphen a/d Rijn</text:p>
          </table:table-cell>
          <table:table-cell office:value-type="float" office:value="9847.9" table:style-name="ce16">
            <text:p>9847,9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string" table:style-name="ce13">
            <text:p>Schiedam Centrum - Delft</text:p>
          </table:table-cell>
          <table:table-cell office:value-type="float" office:value="9848.4" table:style-name="ce23">
            <text:p>9848,4</text:p>
          </table:table-cell>
          <table:table-cell table:style-name="ce14"/>
          <table:table-cell table:number-columns-repeated="16380"/>
        </table:table-row>
        <table:table-row table:style-name="ro1">
          <table:table-cell office:value-type="float" office:value="6" table:style-name="ce17">
            <text:p>6</text:p>
          </table:table-cell>
          <table:table-cell office:value-type="string" table:style-name="ce6">
            <text:p>Alkmaar - Den Helder</text:p>
          </table:table-cell>
          <table:table-cell office:value-type="float" office:value="9849.9" table:style-name="ce18">
            <text:p>9849,9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15">
            <text:p>Leiden Centraal - Heemstede-Aerdenhout</text:p>
          </table:table-cell>
          <table:table-cell office:value-type="float" office:value="9850" table:style-name="ce26">
            <text:p>9850</text:p>
          </table:table-cell>
          <table:table-cell table:style-name="ce27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Leiden Centraal - Schiphol Airport</text:p>
          </table:table-cell>
          <table:table-cell office:value-type="float" office:value="9865.2999999999993" table:style-name="ce16">
            <text:p>9865,3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Amsterdam Zuid - Schiphol Airport</text:p>
          </table:table-cell>
          <table:table-cell office:value-type="float" office:value="9865.5" table:style-name="ce16">
            <text:p>9865,5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Amsterdam Zuid - Amsterdam Sloterijk</text:p>
          </table:table-cell>
          <table:table-cell office:value-type="float" office:value="9865.6" table:style-name="ce16">
            <text:p>9865,6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Amsterdam Sloterdijk - Haarlem</text:p>
          </table:table-cell>
          <table:table-cell office:value-type="float" office:value="9865.7999999999993" table:style-name="ce16">
            <text:p>9865,8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Heemstede-Aerdenhout - Haarlem</text:p>
          </table:table-cell>
          <table:table-cell office:value-type="float" office:value="9865.7999999999993" table:style-name="ce16">
            <text:p>9865,8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Amsterdam Amstel - Amsterdam Zuid</text:p>
          </table:table-cell>
          <table:table-cell office:value-type="float" office:value="9866.2999999999993" table:style-name="ce16">
            <text:p>9866,3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Leiden Centraal - Alphen a/d Rijn</text:p>
          </table:table-cell>
          <table:table-cell office:value-type="float" office:value="9866.4" table:style-name="ce16">
            <text:p>9866,4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Dordrecht - Rotterdam Centraal</text:p>
          </table:table-cell>
          <table:table-cell office:value-type="float" office:value="9866.6" table:style-name="ce16">
            <text:p>9866,6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Haarlem - Beverwijk</text:p>
          </table:table-cell>
          <table:table-cell office:value-type="float" office:value="9866.7000000000007" table:style-name="ce16">
            <text:p>9866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Zaandam - Beverwijk</text:p>
          </table:table-cell>
          <table:table-cell office:value-type="float" office:value="9866.7000000000007" table:style-name="ce16">
            <text:p>9866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30">
            <text:p>Alkmaar - Hoorn</text:p>
          </table:table-cell>
          <table:table-cell office:value-type="float" office:value="9867.2000000000007" table:style-name="ce32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Amsterdam Amstel - Amsterdam Centraal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Amsterdam Centraal - Amsterdam Sloterdijk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Amsterdam Sloterdijk - Zaandam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Beverwijk - Castricum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Castricum- Alkmaar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Delft - Den Haag Centraal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Den Haag Centraal - Gouda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Den Haag Centraal - Leiden Centraal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Rotterdam Alexander - Gouda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Rotterdam Centraal - Schiedam Centrum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Rotterdam Centraal - Rotterdam Alexander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">
            <text:p>Zaandam - Castricum</text:p>
          </table:table-cell>
          <table:table-cell office:value-type="float" office:value="9867.2000000000007" table:style-name="ce16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30">
            <text:p>Zaandam - Hoorn</text:p>
          </table:table-cell>
          <table:table-cell office:value-type="float" office:value="9867.2000000000007" table:style-name="ce32">
            <text:p>9867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5" table:style-name="ce25">
            <text:p>5</text:p>
          </table:table-cell>
          <table:table-cell office:value-type="string" table:style-name="ce15">
            <text:p>Gouda - Alphen a/d Rijn</text:p>
          </table:table-cell>
          <table:table-cell office:value-type="float" office:value="9867.4" table:style-name="ce26">
            <text:p>9867,4</text:p>
          </table:table-cell>
          <table:table-cell table:style-name="ce27"/>
          <table:table-cell table:number-columns-repeated="16380"/>
        </table:table-row>
        <table:table-row table:style-name="ro1">
          <table:table-cell office:value-type="float" office:value="5" table:style-name="ce22">
            <text:p>5</text:p>
          </table:table-cell>
          <table:table-cell office:value-type="string" table:style-name="ce13">
            <text:p>Alkmaar - Den Helder</text:p>
          </table:table-cell>
          <table:table-cell office:value-type="float" office:value="9869.4" table:style-name="ce23">
            <text:p>9869,4</text:p>
          </table:table-cell>
          <table:table-cell table:style-name="ce14"/>
          <table:table-cell table:number-columns-repeated="16380"/>
        </table:table-row>
        <table:table-row table:style-name="ro1">
          <table:table-cell office:value-type="float" office:value="5" table:style-name="ce17">
            <text:p>5</text:p>
          </table:table-cell>
          <table:table-cell office:value-type="string" table:style-name="ce6">
            <text:p>Schiedam Centrum - Delft</text:p>
          </table:table-cell>
          <table:table-cell office:value-type="float" office:value="9876" table:style-name="ce18">
            <text:p>9876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Amsterdam Amstel - Amsterdam Zuid</text:p>
          </table:table-cell>
          <table:table-cell office:value-type="float" office:value="9880.4" table:style-name="ce16">
            <text:p>9880,4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Amsterdam Zuid - Amsterdam Sloterijk</text:p>
          </table:table-cell>
          <table:table-cell office:value-type="float" office:value="9880.6" table:style-name="ce16">
            <text:p>9880,6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Amsterdam Zuid - Schiphol Airport</text:p>
          </table:table-cell>
          <table:table-cell office:value-type="float" office:value="9881.2999999999993" table:style-name="ce16">
            <text:p>9881,3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Leiden Centraal - Alphen a/d Rijn</text:p>
          </table:table-cell>
          <table:table-cell office:value-type="float" office:value="9881.4" table:style-name="ce16">
            <text:p>9881,4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Beverwijk - Castricum</text:p>
          </table:table-cell>
          <table:table-cell office:value-type="float" office:value="9882.6" table:style-name="ce16">
            <text:p>9882,6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Haarlem - Beverwijk</text:p>
          </table:table-cell>
          <table:table-cell office:value-type="float" office:value="9882.7000000000007" table:style-name="ce16">
            <text:p>9882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Zaandam - Beverwijk</text:p>
          </table:table-cell>
          <table:table-cell office:value-type="float" office:value="9882.7000000000007" table:style-name="ce16">
            <text:p>9882,7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Schiedam Centrum - Delft</text:p>
          </table:table-cell>
          <table:table-cell office:value-type="float" office:value="9883.2000000000007" table:style-name="ce16">
            <text:p>9883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Leiden Centraal - Schiphol Airport</text:p>
          </table:table-cell>
          <table:table-cell office:value-type="float" office:value="9884.2000000000007" table:style-name="ce16">
            <text:p>9884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Amsterdam Sloterdijk - Haarlem</text:p>
          </table:table-cell>
          <table:table-cell office:value-type="float" office:value="9885.2999999999993" table:style-name="ce16">
            <text:p>9885,3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Heemstede-Aerdenhout - Haarlem</text:p>
          </table:table-cell>
          <table:table-cell office:value-type="float" office:value="9885.2999999999993" table:style-name="ce16">
            <text:p>9885,3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Dordrecht - Rotterdam Centraal</text:p>
          </table:table-cell>
          <table:table-cell office:value-type="float" office:value="9885.9" table:style-name="ce16">
            <text:p>9885,9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30">
            <text:p>Alkmaar - Hoorn</text:p>
          </table:table-cell>
          <table:table-cell office:value-type="float" office:value="9886.1" table:style-name="ce32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Amsterdam Amstel - Amsterdam Centraal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Amsterdam Centraal - Amsterdam Sloterdijk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Amsterdam Sloterdijk - Zaandam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Castricum- Alkmaar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Delft - Den Haag Centraal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Den Haag Centraal - Gouda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Den Haag Centraal - Leiden Centraal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Rotterdam Alexander - Gouda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Rotterdam Centraal - Schiedam Centrum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Rotterdam Centraal - Rotterdam Alexander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1">
            <text:p>Zaandam - Castricum</text:p>
          </table:table-cell>
          <table:table-cell office:value-type="float" office:value="9886.1" table:style-name="ce16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string" table:style-name="ce30">
            <text:p>Zaandam - Hoorn</text:p>
          </table:table-cell>
          <table:table-cell office:value-type="float" office:value="9886.1" table:style-name="ce32">
            <text:p>9886,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float" office:value="4" table:style-name="ce25">
            <text:p>4</text:p>
          </table:table-cell>
          <table:table-cell office:value-type="string" table:style-name="ce15">
            <text:p>Gouda - Alphen a/d Rijn</text:p>
          </table:table-cell>
          <table:table-cell office:value-type="float" office:value="9886.2999999999993" table:style-name="ce26">
            <text:p>9886,3</text:p>
          </table:table-cell>
          <table:table-cell table:style-name="ce27"/>
          <table:table-cell table:number-columns-repeated="16380"/>
        </table:table-row>
        <table:table-row table:style-name="ro1">
          <table:table-cell office:value-type="float" office:value="7" table:style-name="ce22">
            <text:p>7</text:p>
          </table:table-cell>
          <table:table-cell office:value-type="string" table:style-name="ce13">
            <text:p>Leiden Centraal - Heemstede-Aerdenhout</text:p>
          </table:table-cell>
          <table:table-cell office:value-type="string" table:style-name="ce13">
            <text:p>---</text:p>
          </table:table-cell>
          <table:table-cell table:style-name="ce14"/>
          <table:table-cell table:number-columns-repeated="16380"/>
        </table:table-row>
        <table:table-row table:number-rows-repeated="1048379" table:style-name="ro1">
          <table:table-cell table:number-columns-repeated="16384"/>
        </table:table-row>
      </table:table>
      <table:database-ranges>
        <table:database-range table:target-range-address="Sheet1.A2:Sheet1.D197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Dorinda van den Dool</meta:initial-creator>
    <dc:creator>Dorinda van den Dool</dc:creator>
    <meta:creation-date>2018-11-20T10:26:30Z</meta:creation-date>
    <dc:date>2018-12-07T13:05:58Z</dc:date>
  </office:meta>
</office:document-meta>
</file>